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 fo:min-height="2.798cm" fo:min-width="7.50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66cm" fo:min-width="4.58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25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417cm" fo:min-width="0cm"/>
    </style:style>
    <style:style style:name="gr6" style:family="graphic" style:parent-style-name="standard">
      <style:graphic-properties draw:fill-color="#ff0000" draw:textarea-vertical-align="middle" draw:auto-grow-height="false" fo:min-height="0.639cm" fo:min-width="0.77cm"/>
    </style:style>
    <style:style style:name="gr7" style:family="graphic" style:parent-style-name="standard">
      <style:graphic-properties draw:fill-color="#ffff00" draw:textarea-vertical-align="middle" draw:auto-grow-height="false" fo:min-height="0.639cm" fo:min-width="0.77cm"/>
    </style:style>
    <style:style style:name="gr8" style:family="graphic" style:parent-style-name="standard">
      <style:graphic-properties draw:stroke="none" svg:stroke-color="#000000" draw:fill="none" draw:fill-color="#ffffff" fo:min-height="0.945cm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1.274cm" fo:min-width="2.421cm"/>
    </style:style>
    <style:style style:name="gr10" style:family="graphic" style:parent-style-name="standard">
      <style:graphic-properties draw:stroke="none" svg:stroke-color="#000000" draw:fill="solid" draw:fill-color="#ffffff" draw:textarea-vertical-align="middle" fo:min-height="0.893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945cm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2.289cm" fo:min-width="7.528cm"/>
    </style:style>
    <style:style style:name="gr13" style:family="graphic" style:parent-style-name="standard">
      <style:graphic-properties draw:stroke="none" svg:stroke-color="#000000" draw:fill="solid" draw:fill-color="#ffffff" draw:textarea-vertical-align="middle" fo:min-height="1.255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417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068cm" fo:min-width="0.723cm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068cm" fo:min-width="0.723cm"/>
    </style:style>
    <style:style style:name="gr18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3.048cm" svg:x="17.681cm" svg:y="1.381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8.001cm" svg:height="3.048cm" svg:x="17.681cm" svg:y="1.3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08cm" svg:height="1.016cm" svg:x="17.962cm" svg:y="1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08cm" svg:height="1.016cm" svg:x="20.262cm" svg:y="3.0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8.001cm" svg:height="3.048cm" svg:x="17.681cm" svg:y="1.3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08cm" svg:height="1.016cm" svg:x="17.962cm" svg:y="1.6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08cm" svg:height="1.016cm" svg:x="20.262cm" svg:y="3.0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08cm" svg:height="1.016cm" svg:x="17.935cm" svg:y="1.735cm">
            <draw:text-box>
              <text:p>Base Price</text:p>
            </draw:text-box>
          </draw:frame>
          <draw:frame draw:style-name="gr3" draw:text-style-name="P3" draw:layer="layout" svg:width="5.08cm" svg:height="1.016cm" svg:x="20.221cm" svg:y="3.132cm">
            <draw:text-box>
              <text:p>Base Promo</text:p>
            </draw:text-box>
          </draw:frame>
        </draw:g>
        <draw:custom-shape draw:style-name="gr1" draw:text-style-name="P1" xml:id="id2" draw:id="id2" draw:layer="layout" svg:width="8.001cm" svg:height="3.048cm" svg:x="17.681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1.016cm" svg:x="17.962cm" svg:y="1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20.262cm" svg:y="3.08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08cm" svg:height="1.016cm" svg:x="18.018cm" svg:y="1.762cm">
          <draw:text-box>
            <text:p text:style-name="P4">Subtotal</text:p>
          </draw:text-box>
        </draw:frame>
        <draw:frame draw:style-name="gr4" draw:text-style-name="P7" draw:layer="layout" svg:width="5.28cm" svg:height="1.505cm" svg:x="20.104cm" svg:y="3.232cm">
          <draw:text-box>
            <text:p text:style-name="P6"><text:span text:style-name="T1">Subtotal Discount</text:span></text:p>
          </draw:text-box>
        </draw:frame>
        <draw:g>
          <draw:g>
            <draw:g>
              <draw:custom-shape draw:style-name="gr1" draw:text-style-name="P1" draw:layer="layout" svg:width="8.001cm" svg:height="3.048cm" svg:x="1.381cm" svg:y="1.3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1.662cm" svg:y="1.68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3.962cm" svg:y="3.08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5.08cm" svg:height="1.016cm" svg:x="1.635cm" svg:y="1.735cm">
                <draw:text-box>
                  <text:p>Base Price</text:p>
                </draw:text-box>
              </draw:frame>
              <draw:frame draw:style-name="gr3" draw:text-style-name="P3" draw:layer="layout" svg:width="5.08cm" svg:height="1.016cm" svg:x="3.921cm" svg:y="3.132cm">
                <draw:text-box>
                  <text:p>Base Promo</text:p>
                </draw:text-box>
              </draw:frame>
            </draw:g>
            <draw:g>
              <draw:custom-shape draw:style-name="gr1" draw:text-style-name="P1" draw:layer="layout" svg:width="8.001cm" svg:height="3.048cm" svg:x="1.381cm" svg:y="1.3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1.662cm" svg:y="1.68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3.962cm" svg:y="3.08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5" draw:layer="layout" svg:width="5.08cm" svg:height="1.016cm" svg:x="1.635cm" svg:y="1.735cm">
                <draw:text-box>
                  <text:p text:style-name="P4">Base Price</text:p>
                </draw:text-box>
              </draw:frame>
              <draw:frame draw:style-name="gr3" draw:text-style-name="P5" draw:layer="layout" svg:width="5.08cm" svg:height="1.016cm" svg:x="3.921cm" svg:y="3.132cm">
                <draw:text-box>
                  <text:p text:style-name="P4">Base Promo</text:p>
                </draw:text-box>
              </draw:frame>
            </draw:g>
          </draw:g>
        </draw:g>
        <draw:g>
          <draw:g>
            <draw:g>
              <draw:custom-shape draw:style-name="gr1" draw:text-style-name="P1" draw:layer="layout" svg:width="8.001cm" svg:height="3.048cm" svg:x="1.408cm" svg:y="5.35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1.689cm" svg:y="5.6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3.989cm" svg:y="7.061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5.08cm" svg:height="1.016cm" svg:x="1.662cm" svg:y="5.707cm">
                <draw:text-box>
                  <text:p>Base Price</text:p>
                </draw:text-box>
              </draw:frame>
              <draw:frame draw:style-name="gr3" draw:text-style-name="P3" draw:layer="layout" svg:width="5.08cm" svg:height="1.016cm" svg:x="3.948cm" svg:y="7.104cm">
                <draw:text-box>
                  <text:p>Base Promo</text:p>
                </draw:text-box>
              </draw:frame>
            </draw:g>
            <draw:g>
              <draw:custom-shape draw:style-name="gr1" draw:text-style-name="P1" draw:layer="layout" svg:width="8.001cm" svg:height="3.048cm" svg:x="1.408cm" svg:y="5.35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1.689cm" svg:y="5.6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3.989cm" svg:y="7.061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5" draw:layer="layout" svg:width="5.08cm" svg:height="1.016cm" svg:x="1.662cm" svg:y="5.707cm">
                <draw:text-box>
                  <text:p text:style-name="P4">List Price</text:p>
                </draw:text-box>
              </draw:frame>
              <draw:frame draw:style-name="gr3" draw:text-style-name="P5" draw:layer="layout" svg:width="5.08cm" svg:height="1.016cm" svg:x="3.948cm" svg:y="7.104cm">
                <draw:text-box>
                  <text:p text:style-name="P4">List Promo</text:p>
                </draw:text-box>
              </draw:frame>
            </draw:g>
          </draw:g>
        </draw:g>
        <draw:custom-shape draw:style-name="gr5" draw:text-style-name="P8" draw:layer="layout" svg:width="0.508cm" svg:height="0.762cm" svg:x="4.937cm" svg:y="4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508cm" svg:height="0.762cm" svg:x="4.938cm" svg:y="8.5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1.27cm" svg:height="0.889cm" svg:x="2.397cm" svg:y="3.03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8" draw:layer="layout" svg:width="1.27cm" svg:height="0.889cm" svg:x="2.398cm" svg:y="7.03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draw:g>
            <draw:g>
              <draw:g>
                <draw:custom-shape draw:style-name="gr1" draw:text-style-name="P1" draw:layer="layout" svg:width="8.001cm" svg:height="3.048cm" svg:x="1.381cm" svg:y="9.33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5.08cm" svg:height="1.016cm" svg:x="1.662cm" svg:y="9.64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5.08cm" svg:height="1.016cm" svg:x="3.962cm" svg:y="11.041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3" draw:layer="layout" svg:width="5.08cm" svg:height="1.016cm" svg:x="1.635cm" svg:y="9.687cm">
                  <draw:text-box>
                    <text:p>Base Price</text:p>
                  </draw:text-box>
                </draw:frame>
                <draw:frame draw:style-name="gr3" draw:text-style-name="P3" draw:layer="layout" svg:width="5.08cm" svg:height="1.016cm" svg:x="3.921cm" svg:y="11.084cm">
                  <draw:text-box>
                    <text:p>Base Promo</text:p>
                  </draw:text-box>
                </draw:frame>
              </draw:g>
              <draw:g>
                <draw:custom-shape draw:style-name="gr1" draw:text-style-name="P1" draw:layer="layout" svg:width="8.001cm" svg:height="3.048cm" svg:x="1.381cm" svg:y="9.33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5.08cm" svg:height="1.016cm" svg:x="1.662cm" svg:y="9.64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5.08cm" svg:height="1.016cm" svg:x="3.962cm" svg:y="11.041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5" draw:layer="layout" svg:width="5.08cm" svg:height="1.016cm" svg:x="1.635cm" svg:y="9.687cm">
                  <draw:text-box>
                    <text:p text:style-name="P4">Tiered Price</text:p>
                  </draw:text-box>
                </draw:frame>
                <draw:frame draw:style-name="gr3" draw:text-style-name="P5" draw:layer="layout" svg:width="5.08cm" svg:height="1.016cm" svg:x="3.921cm" svg:y="11.084cm">
                  <draw:text-box>
                    <text:p text:style-name="P4">Tiered Promo</text:p>
                  </draw:text-box>
                </draw:frame>
              </draw:g>
            </draw:g>
          </draw:g>
          <draw:custom-shape draw:style-name="gr6" draw:text-style-name="P8" draw:layer="layout" svg:width="1.27cm" svg:height="0.889cm" svg:x="2.426cm" svg:y="11.07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</draw:g>
        <draw:custom-shape draw:style-name="gr7" draw:text-style-name="P9" draw:layer="layout" svg:width="1.27cm" svg:height="0.889cm" svg:x="18.498cm" svg:y="3.03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draw:g>
            <draw:g>
              <draw:custom-shape draw:style-name="gr1" draw:text-style-name="P1" draw:layer="layout" svg:width="8.001cm" svg:height="3.048cm" svg:x="17.708cm" svg:y="5.35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17.989cm" svg:y="5.6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20.289cm" svg:y="7.061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3" draw:layer="layout" svg:width="5.08cm" svg:height="1.016cm" svg:x="17.962cm" svg:y="5.707cm">
                <draw:text-box>
                  <text:p>Base Price</text:p>
                </draw:text-box>
              </draw:frame>
              <draw:frame draw:style-name="gr3" draw:text-style-name="P3" draw:layer="layout" svg:width="5.08cm" svg:height="1.016cm" svg:x="20.248cm" svg:y="7.104cm">
                <draw:text-box>
                  <text:p>Base Promo</text:p>
                </draw:text-box>
              </draw:frame>
            </draw:g>
            <draw:g>
              <draw:custom-shape draw:style-name="gr1" draw:text-style-name="P1" draw:layer="layout" svg:width="8.001cm" svg:height="3.048cm" svg:x="17.708cm" svg:y="5.35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17.989cm" svg:y="5.6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5.08cm" svg:height="1.016cm" svg:x="20.289cm" svg:y="7.061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5" draw:layer="layout" svg:width="5.08cm" svg:height="1.016cm" svg:x="17.962cm" svg:y="5.707cm">
                <draw:text-box>
                  <text:p text:style-name="P4">Shipping Costs</text:p>
                </draw:text-box>
              </draw:frame>
              <draw:frame draw:style-name="gr3" draw:text-style-name="P7" draw:layer="layout" svg:width="5.08cm" svg:height="1.016cm" svg:x="20.248cm" svg:y="7.104cm">
                <draw:text-box>
                  <text:p text:style-name="P6"><text:span text:style-name="T1">Shipping Discount</text:span></text:p>
                </draw:text-box>
              </draw:frame>
            </draw:g>
          </draw:g>
        </draw:g>
        <draw:custom-shape draw:style-name="gr7" draw:text-style-name="P9" draw:layer="layout" svg:width="1.27cm" svg:height="0.889cm" svg:x="18.499cm" svg:y="7.03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8" draw:text-style-name="P10" draw:layer="layout" svg:width="1.905cm" svg:height="1.195cm" svg:x="20.431cm" svg:y="4.256cm">
          <draw:text-box>
            <text:p text:style-name="P4"><text:span text:style-name="T2">+</text:span></text:p>
          </draw:text-box>
        </draw:frame>
        <draw:frame draw:style-name="gr8" draw:text-style-name="P10" draw:layer="layout" svg:width="1.905cm" svg:height="1.195cm" svg:x="20.432cm" svg:y="8.457cm">
          <draw:text-box>
            <text:p text:style-name="P4"><text:span text:style-name="T2">+</text:span></text:p>
          </draw:text-box>
        </draw:frame>
        <draw:g>
          <draw:custom-shape draw:style-name="gr9" draw:text-style-name="P11" draw:layer="layout" svg:width="2.921cm" svg:height="1.524cm" svg:x="19.923cm" svg:y="9.79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2" draw:layer="layout" svg:width="2.286cm" svg:height="1.143cm" svg:x="20.231cm" svg:y="9.952cm">
            <draw:text-box>
              <text:p text:style-name="P4">Tax</text:p>
            </draw:text-box>
          </draw:frame>
        </draw:g>
        <draw:g>
          <draw:g>
            <draw:g>
              <draw:g>
                <draw:custom-shape draw:style-name="gr1" draw:text-style-name="P1" draw:layer="layout" svg:width="8.001cm" svg:height="3.048cm" svg:x="17.654cm" svg:y="12.7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5.08cm" svg:height="1.016cm" svg:x="17.935cm" svg:y="13.10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5.08cm" svg:height="1.016cm" svg:x="20.235cm" svg:y="14.503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3" draw:layer="layout" svg:width="5.08cm" svg:height="1.016cm" svg:x="17.908cm" svg:y="13.149cm">
                  <draw:text-box>
                    <text:p>Base Price</text:p>
                  </draw:text-box>
                </draw:frame>
                <draw:frame draw:style-name="gr3" draw:text-style-name="P3" draw:layer="layout" svg:width="5.08cm" svg:height="1.016cm" svg:x="20.194cm" svg:y="14.546cm">
                  <draw:text-box>
                    <text:p>Base Promo</text:p>
                  </draw:text-box>
                </draw:frame>
              </draw:g>
              <draw:g>
                <draw:custom-shape draw:style-name="gr1" draw:text-style-name="P1" draw:layer="layout" svg:width="8.001cm" svg:height="3.048cm" svg:x="17.654cm" svg:y="12.79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5.08cm" svg:height="1.016cm" svg:x="17.935cm" svg:y="13.10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5.08cm" svg:height="1.016cm" svg:x="20.235cm" svg:y="14.503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5" draw:layer="layout" svg:width="5.08cm" svg:height="1.016cm" svg:x="17.908cm" svg:y="13.149cm">
                  <draw:text-box>
                    <text:p text:style-name="P4">Total</text:p>
                  </draw:text-box>
                </draw:frame>
                <draw:frame draw:style-name="gr3" draw:text-style-name="P7" draw:layer="layout" svg:width="5.08cm" svg:height="1.016cm" svg:x="20.194cm" svg:y="14.546cm">
                  <draw:text-box>
                    <text:p text:style-name="P6"><text:span text:style-name="T1">Total Discount</text:span></text:p>
                  </draw:text-box>
                </draw:frame>
              </draw:g>
            </draw:g>
          </draw:g>
          <draw:custom-shape draw:style-name="gr7" draw:text-style-name="P9" draw:layer="layout" svg:width="1.27cm" svg:height="0.889cm" svg:x="18.699cm" svg:y="14.532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</draw:g>
        <draw:frame draw:style-name="gr11" draw:text-style-name="P13" draw:layer="layout" svg:width="2.159cm" svg:height="1.195cm" svg:x="20.312cm" svg:y="11.606cm">
          <draw:text-box>
            <text:p text:style-name="P4"><text:span text:style-name="T2">=</text:span></text:p>
          </draw:text-box>
        </draw:frame>
        <draw:g xml:id="id1" draw:id="id1">
          <draw:custom-shape draw:style-name="gr12" draw:text-style-name="P11" draw:layer="layout" svg:width="8.028cm" svg:height="2.539cm" svg:x="1.354cm" svg:y="13.32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4" draw:layer="layout" svg:width="6.062cm" svg:height="1.505cm" svg:x="2.304cm" svg:y="13.86cm">
            <draw:text-box>
              <text:p text:style-name="P4"><text:span text:style-name="T1">Product and Category Discounts</text:span></text:p>
            </draw:text-box>
          </draw:frame>
        </draw:g>
        <draw:custom-shape draw:style-name="gr14" draw:text-style-name="P9" draw:layer="layout" svg:width="0.508cm" svg:height="0.762cm" svg:x="4.939cm" svg:y="12.5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5" draw:text-style-name="P15" draw:layer="layout" draw:type="curve" svg:x1="9.382cm" svg:y1="14.596cm" svg:x2="17.681cm" svg:y2="2.905cm" draw:start-shape="id1" draw:start-glue-point="1" draw:end-shape="id2" draw:end-glue-point="3" svg:d="M9382 14596c6223 0 2074-11691 8299-11691" svg:viewBox="0 0 8300 11692">
          <text:p/>
        </draw:connector>
        <draw:g>
          <draw:custom-shape draw:style-name="gr16" draw:text-style-name="P8" draw:layer="layout" svg:width="1.397cm" svg:height="0.635cm" svg:x="1.951cm" svg:y="17.28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9" draw:layer="layout" svg:width="1.397cm" svg:height="0.635cm" svg:x="9.651cm" svg:y="17.28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8" draw:text-style-name="P3" draw:layer="layout" svg:width="4.953cm" svg:height="1.27cm" svg:x="3.456cm" svg:y="17.091cm">
            <draw:text-box>
              <text:p>Superseded by</text:p>
            </draw:text-box>
          </draw:frame>
          <draw:frame draw:style-name="gr18" draw:text-style-name="P3" draw:layer="layout" svg:width="4.953cm" svg:height="1.27cm" svg:x="11.157cm" svg:y="17.091cm">
            <draw:text-box>
              <text:p>Modified by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6:58:58.965773255</meta:creation-date>
    <dc:date>2018-12-18T16:58:29.112351585</dc:date>
    <meta:editing-duration>PT26M52S</meta:editing-duration>
    <meta:editing-cycles>5</meta:editing-cycles>
    <meta:generator>LibreOffice/6.1.3.2$Linux_X86_64 LibreOffice_project/10$Build-2</meta:generator>
    <meta:document-statistic meta:object-count="112"/>
  </office:meta>
</office:document-meta>
</file>